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ans" svg:font-family="'Liberation Sans'"/>
    <style:font-face style:name="Liberation Serif1" svg:font-family="'Liberation Serif'"/>
    <style:font-face style:name="FreeSerif" svg:font-family="FreeSerif" style:font-family-generic="roman"/>
    <style:font-face style:name="Liberation Serif" svg:font-family="'Liberation Serif'" style:font-family-generic="roman" style:font-pitch="variable"/>
    <style:font-face style:name="DejaVu Sans" svg:font-family="'DejaVu Sans'" style:font-family-generic="system" style:font-pitch="variable"/>
  </office:font-face-decls>
  <office:automatic-styles>
    <style:style style:name="P1" style:family="paragraph" style:parent-style-name="Normal">
      <style:paragraph-properties fo:text-align="start" style:justify-single-word="false"/>
    </style:style>
    <style:style style:name="P2" style:family="paragraph" style:parent-style-name="Standard" style:list-style-name="L5">
      <style:paragraph-properties fo:margin-left="0.5in" fo:margin-right="0in" fo:text-align="start" style:justify-single-word="false" fo:text-indent="0in" style:auto-text-indent="false" style:writing-mode="lr-tb"/>
      <style:text-properties style:font-name="Liberation Serif1" fo:font-size="12pt" fo:language="en" fo:country="US" fo:font-weight="normal"/>
    </style:style>
    <style:style style:name="P3" style:family="paragraph" style:parent-style-name="Standard" style:list-style-name="L5">
      <style:paragraph-properties fo:margin-left="0.75in" fo:margin-right="0in" fo:text-align="start" style:justify-single-word="false" fo:text-indent="0in" style:auto-text-indent="false" style:writing-mode="lr-tb"/>
      <style:text-properties style:font-name="Liberation Serif1" fo:font-size="12pt" fo:language="en" fo:country="US" fo:font-weight="normal"/>
    </style:style>
    <style:style style:name="P4" style:family="paragraph" style:parent-style-name="Standard">
      <style:paragraph-properties fo:margin-left="0in" fo:margin-right="0in" fo:text-align="start" style:justify-single-word="false" fo:text-indent="0in" style:auto-text-indent="false" style:writing-mode="lr-tb"/>
      <style:text-properties style:font-name="Liberation Serif1" fo:font-size="12pt" fo:language="en" fo:country="US" fo:font-weight="normal"/>
    </style:style>
    <style:style style:name="P5" style:family="paragraph" style:parent-style-name="Standard" style:list-style-name="L5">
      <style:paragraph-properties fo:margin-left="0in" fo:margin-right="0in" fo:text-align="start" style:justify-single-word="false" fo:text-indent="0in" style:auto-text-indent="false" style:writing-mode="lr-tb"/>
      <style:text-properties style:font-name="Liberation Serif1" fo:font-size="12pt" fo:language="en" fo:country="US" fo:font-weight="normal"/>
    </style:style>
    <style:style style:name="P6" style:family="paragraph" style:parent-style-name="Standard" style:list-style-name="L10">
      <style:paragraph-properties style:writing-mode="lr-tb"/>
      <style:text-properties style:font-name="Liberation Serif1" fo:font-size="12pt" fo:language="en" fo:country="US" officeooo:paragraph-rsid="001f2f40"/>
    </style:style>
    <style:style style:name="P7" style:family="paragraph" style:parent-style-name="Standard" style:list-style-name="L10">
      <style:paragraph-properties style:writing-mode="lr-tb"/>
      <style:text-properties style:font-name="Liberation Serif1" fo:font-size="12pt" fo:language="en" fo:country="US" officeooo:rsid="0020a196" officeooo:paragraph-rsid="0020a196"/>
    </style:style>
    <style:style style:name="P8" style:family="paragraph" style:parent-style-name="Standard" style:list-style-name="L11">
      <style:paragraph-properties style:writing-mode="lr-tb"/>
      <style:text-properties style:font-name="Liberation Serif1" fo:font-size="12pt" fo:language="en" fo:country="US" fo:font-weight="normal" officeooo:rsid="0020a196" officeooo:paragraph-rsid="0020a196" style:font-weight-asian="normal" style:font-weight-complex="normal"/>
    </style:style>
    <style:style style:name="P9" style:family="paragraph" style:parent-style-name="Standard" style:list-style-name="L11">
      <style:paragraph-properties style:writing-mode="lr-tb"/>
      <style:text-properties style:font-name="Liberation Serif1" fo:font-size="12pt" fo:language="en" fo:country="US" fo:font-weight="normal" officeooo:rsid="00214841" officeooo:paragraph-rsid="00214841" style:font-weight-asian="normal" style:font-weight-complex="normal"/>
    </style:style>
    <style:style style:name="P10" style:family="paragraph" style:parent-style-name="Standard" style:list-style-name="L12">
      <style:paragraph-properties style:writing-mode="lr-tb"/>
      <style:text-properties style:font-name="Liberation Serif1" fo:font-size="12pt" fo:language="en" fo:country="US" fo:font-weight="normal" officeooo:rsid="00214841" officeooo:paragraph-rsid="00214841" style:font-weight-asian="normal" style:font-weight-complex="normal"/>
    </style:style>
    <style:style style:name="P11" style:family="paragraph" style:parent-style-name="Standard" style:list-style-name="L12">
      <style:paragraph-properties style:writing-mode="lr-tb"/>
      <style:text-properties style:font-name="Liberation Serif1" fo:font-size="12pt" fo:language="en" fo:country="US" fo:font-weight="normal" officeooo:rsid="00224e52" officeooo:paragraph-rsid="00224e52" style:font-weight-asian="normal" style:font-weight-complex="normal"/>
    </style:style>
    <style:style style:name="P12" style:family="paragraph" style:parent-style-name="Standard" style:list-style-name="L13">
      <style:paragraph-properties fo:text-align="start" style:justify-single-word="false" style:writing-mode="lr-tb"/>
      <style:text-properties style:font-name="Liberation Serif1" fo:font-size="12pt" fo:language="en" fo:country="US" fo:font-weight="normal" officeooo:rsid="00224e52" officeooo:paragraph-rsid="00224e52" style:font-weight-asian="normal" style:font-weight-complex="normal"/>
    </style:style>
    <style:style style:name="P13" style:family="paragraph" style:parent-style-name="Standard" style:list-style-name="L13">
      <style:paragraph-properties fo:text-align="start" style:justify-single-word="false" style:writing-mode="lr-tb"/>
      <style:text-properties style:font-name="Liberation Serif1" fo:font-size="12pt" fo:language="en" fo:country="US" fo:font-weight="normal" officeooo:paragraph-rsid="00224e52" style:font-weight-asian="normal" style:font-weight-complex="normal"/>
    </style:style>
    <style:style style:name="P14" style:family="paragraph" style:parent-style-name="Standard" style:list-style-name="L13">
      <style:paragraph-properties fo:text-align="start" style:justify-single-word="false" style:writing-mode="lr-tb"/>
      <style:text-properties style:font-name="Liberation Serif1" fo:font-size="12pt" fo:language="en" fo:country="US" fo:font-weight="bold" officeooo:rsid="00230e49" officeooo:paragraph-rsid="00230e49" style:font-weight-asian="bold" style:font-weight-complex="bold"/>
    </style:style>
    <style:style style:name="P15" style:family="paragraph" style:parent-style-name="Standard" style:list-style-name="L10">
      <style:paragraph-properties style:writing-mode="lr-tb"/>
      <style:text-properties officeooo:paragraph-rsid="0020a196"/>
    </style:style>
    <style:style style:name="P16" style:family="paragraph" style:parent-style-name="Standard" style:list-style-name="L11">
      <style:paragraph-properties style:writing-mode="lr-tb"/>
      <style:text-properties officeooo:paragraph-rsid="00214841"/>
    </style:style>
    <style:style style:name="P17" style:family="paragraph" style:parent-style-name="Standard">
      <style:paragraph-properties style:writing-mode="lr-tb"/>
      <style:text-properties officeooo:paragraph-rsid="00214841"/>
    </style:style>
    <style:style style:name="P18" style:family="paragraph" style:parent-style-name="Standard" style:list-style-name="L13">
      <style:paragraph-properties fo:text-align="start" style:justify-single-word="false" style:writing-mode="lr-tb"/>
      <style:text-properties officeooo:paragraph-rsid="00224e52"/>
    </style:style>
    <style:style style:name="P19" style:family="paragraph" style:parent-style-name="Normal">
      <style:paragraph-properties fo:text-align="start" style:justify-single-word="false"/>
      <style:text-properties fo:font-size="15pt" style:text-underline-style="solid" style:text-underline-width="auto" style:text-underline-color="font-color" fo:font-weight="bold" officeooo:rsid="00230e49" officeooo:paragraph-rsid="00230e49"/>
    </style:style>
    <style:style style:name="P20" style:family="paragraph" style:parent-style-name="Normal">
      <style:text-properties fo:font-weight="bold" officeooo:rsid="001b44bc" officeooo:paragraph-rsid="001b44bc" style:font-weight-asian="bold" style:font-weight-complex="bold"/>
    </style:style>
    <style:style style:name="P21" style:family="paragraph" style:parent-style-name="Normal">
      <style:text-properties fo:font-weight="bold" officeooo:rsid="001b44bc" officeooo:paragraph-rsid="0020a196" style:font-weight-asian="bold" style:font-weight-complex="bold"/>
    </style:style>
    <style:style style:name="P22" style:family="paragraph" style:parent-style-name="Normal">
      <style:text-properties fo:font-weight="bold" officeooo:rsid="001b44bc" officeooo:paragraph-rsid="00214841" style:font-weight-asian="bold" style:font-weight-complex="bold"/>
    </style:style>
    <style:style style:name="P23" style:family="paragraph" style:parent-style-name="Normal" style:list-style-name="L9">
      <style:paragraph-properties fo:text-align="start" style:justify-single-word="false"/>
      <style:text-properties fo:font-weight="bold" officeooo:rsid="001ee1f9" officeooo:paragraph-rsid="001ee1f9" style:font-weight-asian="bold" style:font-weight-complex="bold"/>
    </style:style>
    <style:style style:name="P24" style:family="paragraph" style:parent-style-name="Normal">
      <style:text-properties fo:font-weight="bold" officeooo:rsid="0020a196" officeooo:paragraph-rsid="0020a196" style:font-weight-asian="bold" style:font-weight-complex="bold"/>
    </style:style>
    <style:style style:name="P25" style:family="paragraph" style:parent-style-name="Normal">
      <style:text-properties fo:font-weight="bold" officeooo:rsid="00214841" officeooo:paragraph-rsid="00214841" style:font-weight-asian="bold" style:font-weight-complex="bold"/>
    </style:style>
    <style:style style:name="P26" style:family="paragraph" style:parent-style-name="Normal" style:list-style-name="L14">
      <style:paragraph-properties fo:text-align="start" style:justify-single-word="false"/>
      <style:text-properties fo:font-weight="bold" officeooo:paragraph-rsid="00224e52"/>
    </style:style>
    <style:style style:name="P27" style:family="paragraph" style:parent-style-name="Normal">
      <style:paragraph-properties fo:text-align="start" style:justify-single-word="false"/>
    </style:style>
    <style:style style:name="P28" style:family="paragraph" style:parent-style-name="Normal">
      <style:paragraph-properties fo:text-align="start" style:justify-single-word="false"/>
      <style:text-properties officeooo:paragraph-rsid="00136b2b"/>
    </style:style>
    <style:style style:name="P29" style:family="paragraph" style:parent-style-name="Normal">
      <style:paragraph-properties fo:text-align="start" style:justify-single-word="false"/>
      <style:text-properties officeooo:paragraph-rsid="0016686e"/>
    </style:style>
    <style:style style:name="P30" style:family="paragraph" style:parent-style-name="Normal" style:list-style-name="L9">
      <style:paragraph-properties fo:text-align="start" style:justify-single-word="false"/>
      <style:text-properties officeooo:paragraph-rsid="001d1c9e"/>
    </style:style>
    <style:style style:name="P31" style:family="paragraph" style:parent-style-name="Normal">
      <style:paragraph-properties fo:text-align="start" style:justify-single-word="false"/>
      <style:text-properties officeooo:rsid="00136b2b" officeooo:paragraph-rsid="00136b2b"/>
    </style:style>
    <style:style style:name="P32" style:family="paragraph" style:parent-style-name="Normal">
      <style:paragraph-properties fo:text-align="start" style:justify-single-word="false"/>
      <style:text-properties fo:font-size="12pt" style:text-underline-style="none" fo:font-weight="normal" officeooo:rsid="00136b2b" officeooo:paragraph-rsid="00136b2b" style:font-size-asian="10.5pt" style:font-weight-asian="normal" style:font-size-complex="12pt" style:font-weight-complex="normal"/>
    </style:style>
    <style:style style:name="P33" style:family="paragraph" style:parent-style-name="Normal">
      <style:paragraph-properties fo:text-align="start" style:justify-single-word="false"/>
      <style:text-properties fo:font-size="12pt" style:text-underline-style="none" fo:font-weight="normal" officeooo:rsid="0016686e" officeooo:paragraph-rsid="0016686e" style:font-size-asian="10.5pt" style:font-weight-asian="normal" style:font-size-complex="12pt" style:font-weight-complex="normal"/>
    </style:style>
    <style:style style:name="P34" style:family="paragraph" style:parent-style-name="Normal" style:list-style-name="L7">
      <style:paragraph-properties fo:text-align="start" style:justify-single-word="false"/>
      <style:text-properties fo:font-size="12pt" style:text-underline-style="none" fo:font-weight="normal" officeooo:rsid="0016686e" officeooo:paragraph-rsid="0016686e" style:font-size-asian="10.5pt" style:font-weight-asian="normal" style:font-size-complex="12pt" style:font-weight-complex="normal"/>
    </style:style>
    <style:style style:name="P35" style:family="paragraph" style:parent-style-name="Normal" style:list-style-name="L7">
      <style:paragraph-properties fo:text-align="start" style:justify-single-word="false"/>
      <style:text-properties fo:font-size="12pt" style:text-underline-style="none" fo:font-weight="normal" officeooo:rsid="0016686e" officeooo:paragraph-rsid="001763a4" style:font-size-asian="10.5pt" style:font-weight-asian="normal" style:font-size-complex="12pt" style:font-weight-complex="normal"/>
    </style:style>
    <style:style style:name="P36" style:family="paragraph" style:parent-style-name="Normal" style:list-style-name="L7">
      <style:paragraph-properties fo:text-align="start" style:justify-single-word="false"/>
      <style:text-properties fo:font-size="12pt" style:text-underline-style="none" fo:font-weight="normal" officeooo:rsid="001763a4" officeooo:paragraph-rsid="001763a4" style:font-size-asian="10.5pt" style:font-weight-asian="normal" style:font-size-complex="12pt" style:font-weight-complex="normal"/>
    </style:style>
    <style:style style:name="P37" style:family="paragraph" style:parent-style-name="Normal">
      <style:paragraph-properties fo:text-align="start" style:justify-single-word="false"/>
      <style:text-properties fo:font-size="12pt" style:text-underline-style="none" fo:font-weight="normal" officeooo:rsid="001763a4" officeooo:paragraph-rsid="001763a4" style:font-size-asian="10.5pt" style:font-weight-asian="normal" style:font-size-complex="12pt" style:font-weight-complex="normal"/>
    </style:style>
    <style:style style:name="P38" style:family="paragraph" style:parent-style-name="Normal" style:list-style-name="L9">
      <style:paragraph-properties fo:text-align="start" style:justify-single-word="false"/>
      <style:text-properties fo:font-size="12pt" style:text-underline-style="none" fo:font-weight="normal" officeooo:rsid="00195476" officeooo:paragraph-rsid="001d1c9e" style:font-size-asian="10.5pt" style:font-weight-asian="normal" style:font-size-complex="12pt" style:font-weight-complex="normal"/>
    </style:style>
    <style:style style:name="P39" style:family="paragraph" style:parent-style-name="Normal" style:list-style-name="L9">
      <style:paragraph-properties fo:text-align="start" style:justify-single-word="false"/>
      <style:text-properties fo:font-size="12pt" style:text-underline-style="none" fo:font-weight="normal" officeooo:rsid="001f2f40" officeooo:paragraph-rsid="001f2f40" style:font-size-asian="10.5pt" style:font-weight-asian="normal" style:font-size-complex="12pt" style:font-weight-complex="normal"/>
    </style:style>
    <style:style style:name="P40" style:family="paragraph" style:parent-style-name="Normal" style:list-style-name="L9">
      <style:paragraph-properties fo:text-align="start" style:justify-single-word="false"/>
      <style:text-properties fo:font-size="12pt" style:text-underline-style="none" fo:font-weight="normal" officeooo:rsid="00214841" officeooo:paragraph-rsid="00214841" style:font-size-asian="10.5pt" style:font-weight-asian="normal" style:font-size-complex="12pt" style:font-weight-complex="normal"/>
    </style:style>
    <style:style style:name="P41" style:family="paragraph" style:parent-style-name="Normal">
      <style:paragraph-properties fo:text-align="start" style:justify-single-word="false"/>
      <style:text-properties fo:font-size="12pt" style:text-underline-style="none" fo:font-weight="bold" officeooo:rsid="0016686e" officeooo:paragraph-rsid="0016686e" style:font-size-asian="10.5pt" style:font-weight-asian="bold" style:font-size-complex="12pt" style:font-weight-complex="bold"/>
    </style:style>
    <style:style style:name="P42" style:family="paragraph" style:parent-style-name="Normal">
      <style:paragraph-properties fo:text-align="start" style:justify-single-word="false"/>
      <style:text-properties fo:font-size="12pt" style:text-underline-style="none" fo:font-weight="bold" officeooo:rsid="001763a4" officeooo:paragraph-rsid="001763a4" style:font-size-asian="10.5pt" style:font-weight-asian="bold" style:font-size-complex="12pt" style:font-weight-complex="bold"/>
    </style:style>
    <style:style style:name="P43" style:family="paragraph" style:parent-style-name="Normal">
      <style:paragraph-properties fo:text-align="start" style:justify-single-word="false"/>
      <style:text-properties fo:font-size="12pt" style:text-underline-style="none" fo:font-weight="bold" officeooo:rsid="00195476" officeooo:paragraph-rsid="00195476" style:font-size-asian="10.5pt" style:font-weight-asian="bold" style:font-size-complex="12pt" style:font-weight-complex="bold"/>
    </style:style>
    <style:style style:name="P44" style:family="paragraph" style:parent-style-name="Normal" style:list-style-name="L9">
      <style:paragraph-properties fo:text-align="start" style:justify-single-word="false"/>
      <style:text-properties fo:font-size="12pt" style:text-underline-style="none" fo:font-weight="bold" officeooo:rsid="00195476" officeooo:paragraph-rsid="00195476" style:font-size-asian="10.5pt" style:font-weight-asian="bold" style:font-size-complex="12pt" style:font-weight-complex="bold"/>
    </style:style>
    <style:style style:name="P45" style:family="paragraph" style:parent-style-name="Normal" style:list-style-name="L9">
      <style:paragraph-properties fo:text-align="start" style:justify-single-word="false"/>
      <style:text-properties fo:font-size="12pt" style:text-underline-style="none" fo:font-weight="bold" officeooo:rsid="001d1c9e" officeooo:paragraph-rsid="001d1c9e" style:font-size-asian="10.5pt" style:font-weight-asian="bold" style:font-size-complex="12pt" style:font-weight-complex="bold"/>
    </style:style>
    <style:style style:name="P46" style:family="paragraph" style:parent-style-name="Normal" style:list-style-name="L13">
      <style:paragraph-properties fo:text-align="start" style:justify-single-word="false"/>
      <style:text-properties fo:font-weight="normal" officeooo:paragraph-rsid="00224e52" style:font-weight-asian="normal" style:font-weight-complex="normal"/>
    </style:style>
    <style:style style:name="P47" style:family="paragraph" style:parent-style-name="Normal" style:list-style-name="L9">
      <style:paragraph-properties fo:text-align="start" style:justify-single-word="false"/>
      <style:text-properties fo:font-weight="normal" officeooo:rsid="001ee1f9" officeooo:paragraph-rsid="001ee1f9" style:font-weight-asian="normal" style:font-weight-complex="normal"/>
    </style:style>
    <style:style style:name="P48" style:family="paragraph" style:parent-style-name="Normal" style:list-style-name="L9">
      <style:paragraph-properties fo:text-align="start" style:justify-single-word="false"/>
      <style:text-properties fo:font-weight="normal" officeooo:rsid="001f2f40" officeooo:paragraph-rsid="001f2f40" style:font-weight-asian="normal" style:font-weight-complex="normal"/>
    </style:style>
    <style:style style:name="P49" style:family="paragraph" style:parent-style-name="Normal" style:list-style-name="L11">
      <style:text-properties fo:font-weight="normal" officeooo:rsid="0020a196" officeooo:paragraph-rsid="0020a196" style:font-weight-asian="normal" style:font-weight-complex="normal"/>
    </style:style>
    <style:style style:name="P50" style:family="paragraph" style:parent-style-name="Normal" style:list-style-name="L12">
      <style:text-properties fo:font-weight="normal" officeooo:rsid="00214841" officeooo:paragraph-rsid="00214841" style:font-weight-asian="normal" style:font-weight-complex="normal"/>
    </style:style>
    <style:style style:name="P51" style:family="paragraph" style:parent-style-name="Normal">
      <style:paragraph-properties fo:text-align="start" style:justify-single-word="false"/>
      <style:text-properties officeooo:rsid="0016686e" officeooo:paragraph-rsid="0016686e"/>
    </style:style>
    <style:style style:name="P52" style:family="paragraph" style:parent-style-name="Normal" style:list-style-name="L9">
      <style:paragraph-properties fo:text-align="start" style:justify-single-word="false"/>
      <style:text-properties officeooo:rsid="001d1c9e" officeooo:paragraph-rsid="001d1c9e"/>
    </style:style>
    <style:style style:name="P53" style:family="paragraph" style:parent-style-name="Normal" style:list-style-name="L9">
      <style:paragraph-properties fo:text-align="start" style:justify-single-word="false"/>
      <style:text-properties officeooo:rsid="001ee1f9" officeooo:paragraph-rsid="001ee1f9"/>
    </style:style>
    <style:style style:name="P54" style:family="paragraph" style:parent-style-name="Normal">
      <style:text-properties officeooo:paragraph-rsid="0020a196"/>
    </style:style>
    <style:style style:name="P55" style:family="paragraph" style:parent-style-name="Normal" style:list-style-name="L10">
      <style:text-properties officeooo:paragraph-rsid="0020a196"/>
    </style:style>
    <style:style style:name="P56" style:family="paragraph" style:parent-style-name="Normal">
      <style:paragraph-properties fo:text-align="center" style:justify-single-word="false" fo:break-before="page"/>
      <style:text-properties fo:font-size="24pt" fo:font-weight="bold"/>
    </style:style>
    <style:style style:name="P57" style:family="paragraph" style:parent-style-name="Normal">
      <style:paragraph-properties fo:text-align="start" style:justify-single-word="false" fo:break-before="page"/>
      <style:text-properties officeooo:rsid="00136b2b" officeooo:paragraph-rsid="00136b2b"/>
    </style:style>
    <style:style style:name="P58" style:family="paragraph" style:parent-style-name="Normal">
      <style:paragraph-properties fo:text-align="start" style:justify-single-word="false" fo:break-before="page"/>
      <style:text-properties officeooo:paragraph-rsid="00136b2b"/>
    </style:style>
    <style:style style:name="P59" style:family="paragraph" style:parent-style-name="Normal">
      <style:paragraph-properties fo:text-align="start" style:justify-single-word="false" fo:break-before="page"/>
      <style:text-properties fo:font-size="15pt" style:text-underline-style="solid" style:text-underline-width="auto" style:text-underline-color="font-color" fo:font-weight="bold"/>
    </style:style>
    <style:style style:name="P60" style:family="paragraph" style:parent-style-name="Normal">
      <style:paragraph-properties fo:text-align="start" style:justify-single-word="false" fo:break-before="page" style:writing-mode="lr-tb"/>
      <style:text-properties officeooo:paragraph-rsid="00214841"/>
    </style:style>
    <style:style style:name="T1" style:family="text">
      <style:text-properties fo:font-size="15pt" style:text-underline-style="solid" style:text-underline-width="auto" style:text-underline-color="font-color" fo:font-weight="bold"/>
    </style:style>
    <style:style style:name="T2" style:family="text">
      <style:text-properties fo:font-weight="bold"/>
    </style:style>
    <style:style style:name="T3" style:family="text">
      <style:text-properties fo:font-weight="bold" officeooo:rsid="001f2f40"/>
    </style:style>
    <style:style style:name="T4" style:family="text">
      <style:text-properties officeooo:rsid="001763a4"/>
    </style:style>
    <style:style style:name="T5" style:family="text">
      <style:text-properties fo:font-weight="normal" style:font-weight-asian="normal" style:font-weight-complex="normal"/>
    </style:style>
    <style:style style:name="T6" style:family="text">
      <style:text-properties fo:font-weight="normal" officeooo:rsid="0020a196" style:font-weight-asian="normal" style:font-weight-complex="normal"/>
    </style:style>
    <style:style style:name="T7" style:family="text">
      <style:text-properties fo:font-weight="normal" officeooo:rsid="00214841" style:font-weight-asian="normal" style:font-weight-complex="normal"/>
    </style:style>
    <style:style style:name="T8" style:family="text">
      <style:text-properties officeooo:rsid="001d1c9e"/>
    </style:style>
    <style:style style:name="T9" style:family="text">
      <style:text-properties fo:font-size="12pt" style:text-underline-style="none" fo:font-weight="normal" style:font-size-asian="10.5pt" style:font-weight-asian="normal" style:font-size-complex="12pt" style:font-weight-complex="normal"/>
    </style:style>
    <style:style style:name="T10" style:family="text">
      <style:text-properties fo:font-size="12pt" style:text-underline-style="none" fo:font-weight="normal" officeooo:rsid="00195476" style:font-size-asian="10.5pt" style:font-weight-asian="normal" style:font-size-complex="12pt" style:font-weight-complex="normal"/>
    </style:style>
    <style:style style:name="T11" style:family="text">
      <style:text-properties fo:font-size="12pt" style:text-underline-style="none" fo:font-weight="normal" officeooo:rsid="001d1c9e" style:font-size-asian="10.5pt" style:font-weight-asian="normal" style:font-size-complex="12pt" style:font-weight-complex="normal"/>
    </style:style>
    <style:style style:name="T12" style:family="text">
      <style:text-properties fo:font-size="12pt" style:text-underline-style="none" style:font-size-asian="10.5pt" style:font-size-complex="12pt"/>
    </style:style>
    <style:style style:name="T13" style:family="text">
      <style:text-properties officeooo:rsid="001f2f40"/>
    </style:style>
    <style:style style:name="T14" style:family="text">
      <style:text-properties style:font-name="Liberation Serif1" fo:font-size="12pt" fo:language="en" fo:country="US"/>
    </style:style>
    <style:style style:name="T15" style:family="text">
      <style:text-properties style:font-name="Liberation Serif1" fo:font-size="12pt" fo:language="en" fo:country="US" officeooo:rsid="001f2f40"/>
    </style:style>
    <style:style style:name="T16" style:family="text">
      <style:text-properties style:font-name="Liberation Serif1" fo:font-size="12pt" fo:language="en" fo:country="US" fo:font-weight="normal" style:font-weight-asian="normal" style:font-weight-complex="normal"/>
    </style:style>
    <style:style style:name="T17" style:family="text">
      <style:text-properties style:font-name="Liberation Serif1" fo:font-size="12pt" fo:language="en" fo:country="US" fo:font-weight="normal" officeooo:rsid="0020a196" style:font-weight-asian="normal" style:font-weight-complex="normal"/>
    </style:style>
    <style:style style:name="T18" style:family="text">
      <style:text-properties style:font-name="Liberation Serif1" fo:font-size="12pt" fo:language="en" fo:country="US" fo:font-weight="normal" officeooo:rsid="00214841" style:font-weight-asian="normal" style:font-weight-complex="normal"/>
    </style:style>
    <style:style style:name="T19" style:family="text">
      <style:text-properties style:font-name="Liberation Serif1" fo:font-size="12pt" fo:language="en" fo:country="US" fo:font-weight="normal" officeooo:rsid="00224e52" style:font-weight-asian="normal" style:font-weight-complex="normal"/>
    </style:style>
    <style:style style:name="T20" style:family="text">
      <style:text-properties style:font-name="Liberation Serif1" fo:font-size="12pt" fo:language="en" fo:country="US" officeooo:rsid="0020a196"/>
    </style:style>
    <style:style style:name="T21" style:family="text">
      <style:text-properties style:font-name="Liberation Serif1" fo:font-size="12pt" fo:language="en" fo:country="US" officeooo:rsid="00224e52"/>
    </style:style>
    <style:style style:name="T22" style:family="text">
      <style:text-properties style:font-name="Liberation Serif1" fo:font-size="15pt" fo:language="en" fo:country="US" style:text-underline-style="solid" style:text-underline-width="auto" style:text-underline-color="font-color" fo:font-weight="bold" officeooo:rsid="00214841" style:font-weight-asian="normal" style:font-weight-complex="normal"/>
    </style:style>
    <style:style style:name="T23" style:family="text">
      <style:text-properties officeooo:rsid="00224e52"/>
    </style:style>
    <style:style style:name="T24" style:family="text">
      <style:text-properties officeooo:rsid="00230e49"/>
    </style:style>
    <style:style style:name="Sect1" style:family="section">
      <style:section-properties style:editable="false">
        <style:columns fo:column-count="1" fo:column-gap="0in"/>
      </style:section-properties>
    </style:style>
    <text:list-style style:name="L1">
      <text:list-level-style-number text:level="1" style:num-format="1">
        <style:list-level-properties text:min-label-width="0.25in"/>
      </text:list-level-style-number>
      <text:list-level-style-number text:level="2" style:num-format="a" text:display-levels="2">
        <style:list-level-properties text:min-label-width="0.25in"/>
      </text:list-level-style-number>
      <text:list-level-style-bullet text:level="3" text:bullet-char="•">
        <style:list-level-properties text:min-label-width="0.25in"/>
        <style:text-properties style:font-name="FreeSerif"/>
      </text:list-level-style-bullet>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format="a">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format="1">
        <style:list-level-properties text:min-label-width="0.25in"/>
      </text:list-level-style-number>
      <text:list-level-style-number text:level="2" style:num-format="a" text:display-levels="2">
        <style:list-level-properties text:min-label-width="0.25in"/>
      </text:list-level-style-number>
      <text:list-level-style-bullet text:level="3" text:bullet-char="•">
        <style:list-level-properties text:min-label-width="0.25in"/>
        <style:text-properties style:font-name="FreeSerif"/>
      </text:list-level-style-bullet>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format="1">
        <style:list-level-properties text:min-label-width="0.25in"/>
      </text:list-level-style-number>
      <text:list-level-style-number text:level="2" style:num-format="a" text:display-levels="2">
        <style:list-level-properties text:min-label-width="0.25in"/>
      </text:list-level-style-number>
      <text:list-level-style-bullet text:level="3" text:bullet-char="•">
        <style:list-level-properties text:min-label-width="0.25in"/>
        <style:text-properties style:font-name="FreeSerif"/>
      </text:list-level-style-bullet>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format="1">
        <style:list-level-properties text:min-label-width="0.25in"/>
      </text:list-level-style-number>
      <text:list-level-style-number text:level="2" style:num-format="a" text:display-levels="2">
        <style:list-level-properties text:min-label-width="0.25in"/>
      </text:list-level-style-number>
      <text:list-level-style-bullet text:level="3" text:bullet-char="•">
        <style:list-level-properties text:min-label-width="0.25in"/>
        <style:text-properties style:font-name="FreeSerif"/>
      </text:list-level-style-bullet>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Section1">
        <text:p text:style-name="P56">Star – Game (working title)</text:p>
        <text:p text:style-name="P1"/>
        <text:p text:style-name="P29"/>
        <text:p text:style-name="P51"><text:span text:style-name="T1">About</text:span></text:p>
        <text:p text:style-name="P33">(This game to be named later) is a space game, that when it is complete, will be a game where races battle over resources and territory for the continued survival and advancement of their race. The game will be worked on in <text:s/>an as yet undetermined number of stages. </text:p>
        <text:p text:style-name="P33"/>
        <text:p text:style-name="P41">Stage 1</text:p>
        <text:p text:style-name="P33">This stage will be to learn how to work within the Godot Game Engine. <text:s/>The finished result will be an advanced asteroids game with:</text:p>
        <text:list xml:id="list6010459233174697722" text:style-name="L7">
          <text:list-item>
            <text:p text:style-name="P34">Multiple maps that can be bigger than the screen</text:p>
          </text:list-item>
          <text:list-item>
            <text:p text:style-name="P35">A Wrap Around illusion <text:s/>t<text:span text:style-name="T4">hat shows the other side(s) of the map while at the edges and shows where objects on the other side of the map are with the goal of being able to hit them in the future.</text:span></text:p>
          </text:list-item>
          <text:list-item>
            <text:p text:style-name="P35"><text:span text:style-name="T4">Introduction of all three races to give more challenge than just shooting asteroids</text:span></text:p>
          </text:list-item>
          <text:list-item>
            <text:p text:style-name="P35"><text:span text:style-name="T4">dialogue and possibly missions for the player's race</text:span></text:p>
          </text:list-item>
          <text:list-item>
            <text:p text:style-name="P35"><text:span text:style-name="T4">(undetermined, more likely for later stage): perhaps the ability to select race at the beginning of campaign.</text:span></text:p>
          </text:list-item>
          <text:list-item>
            <text:p text:style-name="P36">Player character that is advanceable in customizable areas of power, <text:s/>weapon choices, and perhaps ships (maybe not in this stage)</text:p>
          </text:list-item>
        </text:list>
        <text:p text:style-name="P37"/>
        <text:p text:style-name="P42">Stage 2</text:p>
        <text:p text:style-name="P42"><text:span text:style-name="T5">The goals of this stage are not yet determined. Possibilities include adding side-view areas and mechanics and network play to allow for more advancement into the story and project.</text:span></text:p>
        <text:p text:style-name="P31"><text:span text:style-name="T1"/></text:p>
        <text:p text:style-name="P31"><text:span text:style-name="T1"/></text:p>
        <text:p text:style-name="P57"><text:span text:style-name="T1">Types of Objects</text:span></text:p>
        <text:p text:style-name="P32">In the world of this game there are 3 types of objects</text:p>
        <text:p text:style-name="P43"/>
        <text:list xml:id="list4029715865993685632" text:style-name="L9">
          <text:list-item>
            <text:p text:style-name="P44">Area<text:span text:style-name="T8">s</text:span></text:p>
            <text:list>
              <text:list-item>
                <text:p text:style-name="P30"><text:span text:style-name="T10">Planets – </text:span><text:span text:style-name="T11">(undetermined size), round, varies</text:span></text:p>
                <text:list>
                  <text:list-item>
                    <text:p text:style-name="P38">Generally neutral entities that ownership will be marked by a space station orbiting it</text:p>
                    <text:list>
                      <text:list-item>
                        <text:p text:style-name="P39">Accumulates Millitary population</text:p>
                      </text:list-item>
                      <text:list-item>
                        <text:p text:style-name="P39">Space station spawns when (undecided Sattelite crew population x2 is reached)</text:p>
                      </text:list-item>
                      <text:list-item>
                        <text:p text:style-name="P40">Also spawns Race-options for every x Military population to protect planet and space station</text:p>
                      </text:list-item>
                    </text:list>
                  </text:list-item>
                  <text:list-item>
                    <text:p text:style-name="P39">Millitary Population determines how many and what ships can spawn</text:p>
                    <text:list>
                      <text:list-item>
                        <text:p text:style-name="P39">Big Ship crew – undecided</text:p>
                      </text:list-item>
                      <text:list-item>
                        <text:p text:style-name="P39">Mid-size Ship crew – undecided</text:p>
                      </text:list-item>
                      <text:list-item>
                        <text:p text:style-name="P39">Small Ship crew – 1-(depending on race and small ship type)</text:p>
                      </text:list-item>
                    </text:list>
                  </text:list-item>
                </text:list>
              </text:list-item>
              <text:list-item>
                <text:p text:style-name="P38">Space Stations – <text:span text:style-name="T8">(256x256), </text:span>shape and color to be determined by race</text:p>
                <text:list>
                  <text:list-item>
                    <text:p text:style-name="P38">Spawn points for Race ships</text:p>
                  </text:list-item>
                  <text:list-item>
                    <text:p text:style-name="P38">Communicate with ships to provide missions and such</text:p>
                  </text:list-item>
                  <text:list-item>
                    <text:p text:style-name="P38">Facilitate ship improvements for player (how as yet still undetermined)</text:p>
                  </text:list-item>
                </text:list>
              </text:list-item>
              <text:list-item>
                <text:p text:style-name="P38">Pickups/Drops – <text:span text:style-name="T8">(32x32), undetermined shapes, varies</text:span></text:p>
                <text:list>
                  <text:list-item>
                    <text:p text:style-name="P38">Give replenishment</text:p>
                  </text:list-item>
                  <text:list-item>
                    <text:p text:style-name="P38">Provide ability for upgrades (how still undetermined)</text:p>
                  </text:list-item>
                  <text:list-item>
                    <text:p text:style-name="P38">provide weapon choices (how still undetermined)</text:p>
                  </text:list-item>
                </text:list>
              </text:list-item>
            </text:list>
          </text:list-item>
          <text:list-item>
            <text:p text:style-name="P45">Ships</text:p>
            <text:list>
              <text:list-item>
                <text:p text:style-name="P30"><text:span text:style-name="T11">Big Ships – (128x128), varies, determined by race</text:span></text:p>
                <text:list>
                  <text:list-item>
                    <text:p text:style-name="P52"><text:span text:style-name="T9">Cannot land or go to side-view maps</text:span></text:p>
                  </text:list-item>
                  <text:list-item>
                    <text:p text:style-name="P53"><text:span text:style-name="T9">undetermined if playable yet</text:span></text:p>
                  </text:list-item>
                </text:list>
              </text:list-item>
              <text:list-item>
                <text:p text:style-name="P52"><text:span text:style-name="T9">Mid-size Ships – (96x96), varies, determined by race</text:span></text:p>
                <text:list>
                  <text:list-item>
                    <text:p text:style-name="P52"><text:span text:style-name="T9">Cannot actively land – may be used as bosses on side-view maps</text:span></text:p>
                  </text:list-item>
                  <text:list-item>
                    <text:p text:style-name="P53"><text:span text:style-name="T9">undetermined if playable yet</text:span></text:p>
                  </text:list-item>
                </text:list>
              </text:list-item>
              <text:list-item>
                <text:p text:style-name="P52"><text:span text:style-name="T9">Small Ships (64x64), varies, determined by race</text:span></text:p>
                <text:list>
                  <text:list-item>
                    <text:p text:style-name="P52"><text:span text:style-name="T9">Can actively land. Used to play on side-view maps.</text:span></text:p>
                  </text:list-item>
                  <text:list-item>
                    <text:p text:style-name="P53"><text:span text:style-name="T9">Playable (at least one of one race in stage 1)</text:span></text:p>
                  </text:list-item>
                </text:list>
              </text:list-item>
            </text:list>
          </text:list-item>
          <text:list-item>
            <text:p text:style-name="P23"><text:span text:style-name="T12">Ship-Sattelite (option)</text:span></text:p>
            <text:list>
              <text:list-item>
                <text:p text:style-name="P47"><text:span text:style-name="T12">Race option – undecided, determined by race, determined by race</text:span></text:p>
                <text:list>
                  <text:list-item>
                    <text:p text:style-name="P47"><text:span text:style-name="T12">Ability determined by race</text:span></text:p>
                  </text:list-item>
                  <text:list-item>
                    <text:p text:style-name="P47"><text:span text:style-name="T12">Used to help protect Sattelites, Planets, and Big Ships (undetermined if used with smaller vessels.</text:span></text:p>
                  </text:list-item>
                  <text:list-item>
                    <text:p text:style-name="P48"><text:span text:style-name="T12">Undecided</text:span></text:p>
                  </text:list-item>
                </text:list>
              </text:list-item>
            </text:list>
          </text:list-item>
        </text:list>
        <text:p text:style-name="P28"><text:span text:style-name="T1"/></text:p>
        <text:p text:style-name="P28"><text:span text:style-name="T1"/></text:p>
        <text:p text:style-name="P58"><text:span text:style-name="T1">Race Information</text:span></text:p>
        <text:p text:style-name="Normal"/>
        <text:p text:style-name="Normal"><text:span text:style-name="T2">Race:</text:span> Terran</text:p>
        <text:p text:style-name="Normal"><text:span text:style-name="T2">Attributes:</text:span> Speed+, Power=, Defense-</text:p>
        <text:p text:style-name="Normal"><text:span text:style-name="T2">Color:</text:span> Blue</text:p>
        <text:p text:style-name="P20">Space Station Shape: <text:span text:style-name="T5"><text:s/>circle-ish</text:span></text:p>
        <text:p text:style-name="P20">Race Ship-Sattelite (Option): <text:span text:style-name="T5">Shooting Sattelite</text:span></text:p>
        <text:p text:style-name="Normal"><text:span text:style-name="T2">Race story:</text:span> pending</text:p>
        <text:p text:style-name="P54"><text:span text:style-name="T3">Ship Types</text:span><text:span text:style-name="T2">:</text:span></text:p>
        <text:list xml:id="list2366049905324494141" text:style-name="L10">
          <text:list-item>
            <text:p text:style-name="P55"><text:span text:style-name="T15">Big Ships</text:span></text:p>
            <text:list>
              <text:list-item>
                <text:p text:style-name="P6"><text:span text:style-name="T13">Warship</text:span></text:p>
              </text:list-item>
              <text:list-item>
                <text:p text:style-name="P6"><text:span text:style-name="T13">Carrier</text:span></text:p>
              </text:list-item>
              <text:list-item>
                <text:p text:style-name="P7">Battle Cruiser</text:p>
              </text:list-item>
            </text:list>
          </text:list-item>
          <text:list-item>
            <text:p text:style-name="P7">Mid-size Ships</text:p>
            <text:list>
              <text:list-item>
                <text:p text:style-name="P7">Light Cruiser</text:p>
              </text:list-item>
              <text:list-item>
                <text:p text:style-name="P7">Support Frigate</text:p>
              </text:list-item>
              <text:list-item>
                <text:p text:style-name="P7">Corvette</text:p>
              </text:list-item>
            </text:list>
          </text:list-item>
          <text:list-item>
            <text:p text:style-name="P7">Small Ships</text:p>
            <text:list>
              <text:list-item>
                <text:p text:style-name="P7">Interceptor</text:p>
              </text:list-item>
              <text:list-item>
                <text:p text:style-name="P7">Courier</text:p>
              </text:list-item>
              <text:list-item>
                <text:p text:style-name="P15"><text:span text:style-name="T20">Scout</text:span></text:p>
              </text:list-item>
            </text:list>
          </text:list-item>
        </text:list>
        <text:p text:style-name="Normal"/>
        <text:p text:style-name="Normal"><text:span text:style-name="T2">Race:</text:span> <text:s/>name pending</text:p>
        <text:p text:style-name="Normal"><text:span text:style-name="T2">Attributes:</text:span> Speed-, Power+, Defense=</text:p>
        <text:p text:style-name="Normal"><text:span text:style-name="T2">Color:</text:span> Red</text:p>
        <text:p text:style-name="P21">Race Ship-Sattelite (Option): <text:span text:style-name="T6">Mine Deployer</text:span></text:p>
        <text:p text:style-name="Normal"><text:span text:style-name="T2">Race story:</text:span> pending</text:p>
        <text:p text:style-name="P24">Ship Types:</text:p>
        <text:list xml:id="list5852854957926552040" text:style-name="L11">
          <text:list-item>
            <text:p text:style-name="P49">Big Ships</text:p>
            <text:list>
              <text:list-item>
                <text:p text:style-name="P8">Dreadnaught</text:p>
              </text:list-item>
              <text:list-item>
                <text:p text:style-name="P8">Carrier</text:p>
              </text:list-item>
              <text:list-item>
                <text:p text:style-name="P8">Heavy <text:span text:style-name="T23">Battle </text:span>Cruiser</text:p>
              </text:list-item>
            </text:list>
          </text:list-item>
          <text:list-item>
            <text:p text:style-name="P8">Mid-size Ships</text:p>
            <text:list>
              <text:list-item>
                <text:p text:style-name="P8">Support Frigate</text:p>
              </text:list-item>
              <text:list-item>
                <text:p text:style-name="P8">Destroyer</text:p>
              </text:list-item>
              <text:list-item>
                <text:p text:style-name="P9">Battleship</text:p>
              </text:list-item>
            </text:list>
          </text:list-item>
          <text:list-item>
            <text:p text:style-name="P9">Small Ships</text:p>
            <text:list>
              <text:list-item>
                <text:p text:style-name="P9">Heavy Fighter</text:p>
              </text:list-item>
              <text:list-item>
                <text:p text:style-name="P9">Fighter</text:p>
              </text:list-item>
              <text:list-item>
                <text:p text:style-name="P16"><text:span text:style-name="T18">Courier</text:span></text:p>
              </text:list-item>
            </text:list>
          </text:list-item>
        </text:list>
        <text:p text:style-name="P17"><text:span text:style-name="T18"/></text:p>
        <text:p text:style-name="P60"><text:span text:style-name="T22">Race Information (continued)</text:span></text:p>
        <text:p text:style-name="Normal"/>
        <text:p text:style-name="Normal"><text:span text:style-name="T2">Race: </text:span>name pending</text:p>
        <text:p text:style-name="Normal"><text:span text:style-name="T2">Attributes:</text:span> Speed=, Power-, Defense+</text:p>
        <text:p text:style-name="Normal"><text:span text:style-name="T2">Color:</text:span> Green</text:p>
        <text:p text:style-name="P22">Race Ship-Sattelite (Option): <text:span text:style-name="T7">Sattelite Shield Generator</text:span></text:p>
        <text:p text:style-name="Normal"><text:span text:style-name="T2">Race story:</text:span> pending</text:p>
        <text:p text:style-name="P25">Ship Types:</text:p>
        <text:list xml:id="list5930523784292407095" text:style-name="L12">
          <text:list-item>
            <text:p text:style-name="P50">Big Ships</text:p>
            <text:list>
              <text:list-item>
                <text:p text:style-name="P10">Dreadnaught</text:p>
              </text:list-item>
              <text:list-item>
                <text:p text:style-name="P10">Carrier</text:p>
              </text:list-item>
              <text:list-item>
                <text:p text:style-name="P11">Battle Cruiser</text:p>
              </text:list-item>
            </text:list>
          </text:list-item>
          <text:list-item>
            <text:p text:style-name="P11">Mid-size Ships</text:p>
            <text:list>
              <text:list-item>
                <text:p text:style-name="P11">Cruiser</text:p>
              </text:list-item>
              <text:list-item>
                <text:p text:style-name="P11">Support Frigate</text:p>
              </text:list-item>
              <text:list-item>
                <text:p text:style-name="P11">Battleship</text:p>
              </text:list-item>
            </text:list>
          </text:list-item>
          <text:list-item>
            <text:p text:style-name="P11">Small Ships</text:p>
            <text:list>
              <text:list-item>
                <text:p text:style-name="P11">Heavy Fighter</text:p>
              </text:list-item>
              <text:list-item>
                <text:p text:style-name="P11">Fighter</text:p>
              </text:list-item>
              <text:list-item>
                <text:p text:style-name="P11">Transport</text:p>
              </text:list-item>
            </text:list>
          </text:list-item>
        </text:list>
        <text:p text:style-name="Normal"/>
        <text:p text:style-name="P19">About Race Sattelites</text:p>
        <text:p text:style-name="P19"/>
        <text:p text:style-name="P19"/>
        <text:p text:style-name="P59">Pickups</text:p>
        <text:p text:style-name="P1">I'm not quite sure yet how I want to or should handle upgrades and weapon changes yet but including those I intend to have ultimately a multiple of 3. I'm currently trying to work out a set of 27. For now, to start, I plan to start with 9 consumables. I'm also not entirely sure about my current methods for consumables. I'm also not sure, but I think they should probably be 32 x 32.</text:p>
        <text:p text:style-name="P1"/>
        <text:list xml:id="list6717889850535985404" text:style-name="L14">
          <text:list-item>
            <text:p text:style-name="P26">Consumables:</text:p>
          </text:list-item>
        </text:list>
        <text:list xml:id="list1069490637501901594" text:style-name="L13">
          <text:list-item>
            <text:list>
              <text:list-item>
                <text:p text:style-name="P46"><text:span text:style-name="T21">E</text:span><text:span text:style-name="T14">nergy</text:span></text:p>
                <text:list>
                  <text:list-item>
                    <text:p text:style-name="P18"><text:span text:style-name="T16">quick refill </text:span><text:span text:style-name="T19">x or </text:span><text:span text:style-name="T16">% (immediate </text:span><text:span text:style-name="T19">and</text:span><text:span text:style-name="T16"> </text:span><text:span text:style-name="T19">holdable</text:span><text:span text:style-name="T16">)</text:span></text:p>
                  </text:list-item>
                  <text:list-item>
                    <text:p text:style-name="P13">regeneration (immediate <text:span text:style-name="T23">and holdable), </text:span><text:s/>timed</text:p>
                  </text:list-item>
                  <text:list-item>
                    <text:p text:style-name="P12">undecided</text:p>
                  </text:list-item>
                </text:list>
              </text:list-item>
              <text:list-item>
                <text:p text:style-name="P18"><text:span text:style-name="T19">health</text:span></text:p>
                <text:list>
                  <text:list-item>
                    <text:p text:style-name="P12">quick refill x or % (immediate and holdable)</text:p>
                    <text:list>
                      <text:list-item>
                        <text:p text:style-name="P12">still deciding and working on graphics</text:p>
                      </text:list-item>
                    </text:list>
                  </text:list-item>
                  <text:list-item>
                    <text:p text:style-name="P12">regeneration (immediate and holdable), <text:s/>timed</text:p>
                    <text:list>
                      <text:list-item>
                        <text:p text:style-name="P12">still deciding and working on graphics</text:p>
                      </text:list-item>
                    </text:list>
                  </text:list-item>
                  <text:list-item>
                    <text:p text:style-name="P12">undecided</text:p>
                  </text:list-item>
                </text:list>
              </text:list-item>
              <text:list-item>
                <text:p text:style-name="P12">Offensive Power</text:p>
                <text:list>
                  <text:list-item>
                    <text:p text:style-name="P12">+% (timed, maybe stackable)</text:p>
                    <text:list>
                      <text:list-item>
                        <text:p text:style-name="P12">still deciding and working on graphics</text:p>
                      </text:list-item>
                    </text:list>
                  </text:list-item>
                  <text:list-item>
                    <text:p text:style-name="P12">undecided</text:p>
                  </text:list-item>
                  <text:list-item>
                    <text:p text:style-name="P12">option</text:p>
                    <text:list>
                      <text:list-item>
                        <text:p text:style-name="P12">still deciding and working on graphics</text:p>
                      </text:list-item>
                    </text:list>
                  </text:list-item>
                </text:list>
              </text:list-item>
            </text:list>
          </text:list-item>
          <text:list-item>
            <text:p text:style-name="P14">Upgrades: (undecided)</text:p>
          </text:list-item>
          <text:list-item>
            <text:p text:style-name="P14">Equipment: (undecided)</text:p>
          </text:list-item>
        </text:list>
        <text:list xml:id="list5900041197552227782" text:style-name="L5">
          <text:list-item>
            <text:list>
              <text:list-item>
                <text:list>
                  <text:list-header>
                    <text:p text:style-name="P5"><text:s/></text:p>
                  </text:list-header>
                </text:list>
              </text:list-item>
            </text:list>
          </text:list-item>
        </text:list>
        <text:p text:style-name="P4"/>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iberation Sans" svg:font-family="'Liberation Sans'"/>
    <style:font-face style:name="Liberation Serif1" svg:font-family="'Liberation Serif'"/>
    <style:font-face style:name="FreeSerif" svg:font-family="FreeSerif" style:font-family-generic="roman"/>
    <style:font-face style:name="Liberation Serif" svg:font-family="'Liberation Serif'" style:font-family-generic="roman"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DejaVu Sans" style:font-size-asian="12pt" style:language-asian="en" style:country-asian="US" style:font-name-complex="DejaVu Sans" style:font-size-complex="12pt" style:language-complex="en" style:country-complex="US"/>
    </style:default-style>
    <style:default-style style:family="paragraph">
      <style:paragraph-properties style:text-autospace="ideograph-alpha" style:punctuation-wrap="hanging" style:line-break="strict" style:tab-stop-distance="0.4925in" style:writing-mode="page"/>
      <style:text-properties fo:color="#000000" style:font-name="Liberation Serif" fo:font-size="12pt" fo:language="en" fo:country="US" style:font-name-asian="DejaVu Sans" style:font-size-asian="12pt" style:language-asian="en" style:country-asian="US" style:font-name-complex="DejaVu Sans"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Quotations" style:family="paragraph" style:parent-style-name="Normal" style:class="html">
      <style:paragraph-properties fo:margin-left="0.3937in" fo:margin-right="0.3937in" fo:margin-top="0in" fo:margin-bottom="0.1965in" loext:contextual-spacing="false" fo:text-indent="0in" style:auto-text-indent="false"/>
    </style:style>
    <style:style style:name="Text_20_body" style:display-name="Text body" style:family="paragraph" style:parent-style-name="Normal" style:class="text">
      <style:paragraph-properties fo:margin-top="0in" fo:margin-bottom="0.0972in" loext:contextual-spacing="false" fo:line-height="120%"/>
    </style:style>
    <style:style style:name="Normal" style:family="paragraph"/>
    <style:style style:name="Heading" style:family="paragraph" style:parent-style-name="Normal" style:next-style-name="Text_20_body" style:class="text">
      <style:paragraph-properties fo:margin-top="0.1665in" fo:margin-bottom="0.0835in" loext:contextual-spacing="false" fo:keep-with-next="always"/>
      <style:text-properties style:font-name="Liberation Sans" fo:font-family="'Liberation Sans'" fo:font-size="14pt"/>
    </style:style>
    <style:style style:name="Title" style:family="paragraph" style:parent-style-name="Heading" style:next-style-name="Text_20_body" style:class="chapter">
      <style:paragraph-properties fo:text-align="center" style:justify-single-word="false"/>
      <style:text-properties fo:font-size="28pt" fo:font-weight="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style>
    <style:style style:name="Index" style:family="paragraph" style:parent-style-name="Standard" style:class="index">
      <style:paragraph-properties text:number-lines="false" text:line-number="0"/>
    </style:style>
    <style:style style:name="Contents_20_4" style:display-name="Contents 4" style:family="paragraph" style:parent-style-name="Normal" style:next-style-name="Normal" style:class="index">
      <style:paragraph-properties fo:margin-left="2in" fo:margin-right="0in" fo:text-indent="-0.3in" style:auto-text-indent="false"/>
    </style:style>
    <style:style style:name="Contents_20_1" style:display-name="Contents 1" style:family="paragraph" style:parent-style-name="Normal" style:next-style-name="Normal" style:class="index">
      <style:paragraph-properties fo:margin-left="0.5in" fo:margin-right="0in" fo:text-indent="-0.3in" style:auto-text-indent="false"/>
    </style:style>
    <style:style style:name="Heading_20_1" style:display-name="Heading 1" style:family="paragraph" style:parent-style-name="Heading" style:next-style-name="Text_20_body" style:class="text">
      <style:paragraph-properties fo:margin-top="0.1665in" fo:margin-bottom="0.0835in" loext:contextual-spacing="false"/>
      <style:text-properties fo:font-size="18pt" fo:font-weight="bold"/>
    </style:style>
    <style:style style:name="Heading_20_2" style:display-name="Heading 2" style:family="paragraph" style:parent-style-name="Heading" style:next-style-name="Text_20_body" style:class="text">
      <style:paragraph-properties fo:margin-top="0.139in" fo:margin-bottom="0.0835in" loext:contextual-spacing="false"/>
      <style:text-properties fo:font-size="16pt" fo:font-weight="bold"/>
    </style:style>
    <style:style style:name="Heading_20_3" style:display-name="Heading 3" style:family="paragraph" style:parent-style-name="Heading" style:next-style-name="Text_20_body" style:class="text">
      <style:paragraph-properties fo:margin-top="0.0972in" fo:margin-bottom="0.0835in" loext:contextual-spacing="false"/>
      <style:text-properties fo:font-size="14pt" fo:font-weight="bold"/>
    </style:style>
    <style:style style:name="Contents_20_2" style:display-name="Contents 2" style:family="paragraph" style:parent-style-name="Normal" style:next-style-name="Normal" style:class="index">
      <style:paragraph-properties fo:margin-left="1in" fo:margin-right="0in" fo:text-indent="-0.3in" style:auto-text-indent="false"/>
    </style:style>
    <style:style style:name="Contents_20_3" style:display-name="Contents 3" style:family="paragraph" style:parent-style-name="Normal" style:next-style-name="Normal" style:class="index">
      <style:paragraph-properties fo:margin-left="1.5in" fo:margin-right="0in" fo:text-indent="-0.3in" style:auto-text-indent="false"/>
    </style:style>
    <style:style style:name="Caption" style:family="paragraph" style:parent-style-name="Normal" style:class="extra">
      <style:paragraph-properties fo:margin-top="0.0835in" fo:margin-bottom="0.0835in" loext:contextual-spacing="false"/>
      <style:text-properties fo:font-size="12pt" fo:font-style="italic"/>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4.6.3$Linux_X86_64 LibreOffice_project/40m0$Build-3</meta:generator>
    <meta:initial-creator>Tim Nottellinu</meta:initial-creator>
    <dc:creator>Tim Nottellinu</dc:creator>
    <meta:creation-date>2015-12-02T10:40:33.987721652</meta:creation-date>
    <dc:date>2015-12-04T14:48:09.707999304</dc:date>
    <meta:editing-duration>PT4M22S</meta:editing-duration>
    <meta:editing-cycles>1</meta:editing-cycles>
    <meta:document-statistic meta:table-count="0" meta:image-count="0" meta:object-count="0" meta:page-count="5" meta:paragraph-count="128" meta:word-count="823" meta:character-count="4786" meta:non-whitespace-character-count="4164"/>
  </office:meta>
</office:document-meta>
</file>